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583in" style:rel-column-width="13800*"/>
    </style:style>
    <style:style style:name="Table2.B" style:family="table-column">
      <style:table-column-properties style:column-width="5.4667in" style:rel-column-width="51735*"/>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4583in" style:rel-column-width="13800*"/>
    </style:style>
    <style:style style:name="Table3.B" style:family="table-column">
      <style:table-column-properties style:column-width="5.4667in" style:rel-column-width="51735*"/>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1.4583in" style:rel-column-width="13800*"/>
    </style:style>
    <style:style style:name="Table4.B" style:family="table-column">
      <style:table-column-properties style:column-width="5.4667in" style:rel-column-width="51735*"/>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2.1875in" style:rel-column-width="20701*"/>
    </style:style>
    <style:style style:name="Table5.B" style:family="table-column">
      <style:table-column-properties style:column-width="4.7375in" style:rel-column-width="4483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font-name="Droid San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Droid Sans" fo:font-size="16pt" style:font-size-asian="16pt" style:font-size-complex="16pt"/>
    </style:style>
    <style:style style:name="P7" style:family="paragraph" style:parent-style-name="Standard">
      <style:paragraph-properties fo:text-align="center" style:justify-single-word="false"/>
      <style:text-properties style:font-name="Droid San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tandard">
      <style:paragraph-properties fo:margin-left="0in" fo:margin-right="0in" fo:text-indent="0.5in" style:auto-text-indent="false"/>
    </style:style>
    <style:style style:name="P10" style:family="paragraph" style:parent-style-name="Text_20_body">
      <style:paragraph-properties fo:margin-left="0in" fo:margin-right="0in" fo:text-indent="0.498in" style:auto-text-indent="false"/>
    </style:style>
    <style:style style:name="P11" style:family="paragraph" style:parent-style-name="Text_20_body">
      <style:paragraph-properties fo:margin-left="0in" fo:margin-right="0in" fo:text-indent="0.5091in" style:auto-text-indent="false"/>
    </style:style>
    <style:style style:name="P12" style:family="paragraph" style:parent-style-name="Standard" style:list-style-name="L1"/>
    <style:style style:name="P13" style:family="paragraph" style:parent-style-name="Text_20_body" style:list-style-name="L2"/>
    <style:style style:name="P14" style:family="paragraph" style:parent-style-name="Text_20_body">
      <style:paragraph-properties fo:margin-left="0in" fo:margin-right="0in" fo:text-indent="0.5091in" style:auto-text-indent="false"/>
    </style:style>
    <style:style style:name="P15" style:family="paragraph" style:parent-style-name="Text_20_body">
      <style:paragraph-properties fo:margin-left="0in" fo:margin-right="0in" fo:text-indent="0.498in" style:auto-text-indent="false"/>
    </style:style>
    <style:style style:name="P16" style:family="paragraph" style:parent-style-name="Heading_20_2">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 Sci 490 WD/Info Tech 490 WD: Web Development</text:p>
      <text:p text:style-name="P7">Fall 2013</text:p>
      <text:p text:style-name="P5">Last updated 2013-07-23</text:p>
      <text:p text:style-name="P5"><text:a xlink:type="simple" xlink:href="http://moosader.github.io/Web-Development">http://moosader.github.io/Web-Development</text:a></text:p>
      <text:p text:style-name="Standard"/>
      <text:h text:style-name="Heading_20_1" text:outline-level="1">Class</text:h>
      <table:table table:name="Table2" table:style-name="Table2">
        <table:table-column table:style-name="Table2.A"/>
        <table:table-column table:style-name="Table2.B"/>
        <table:table-row>
          <table:table-cell table:style-name="Table2.A1" office:value-type="string">
            <text:p text:style-name="P2">Time</text:p>
          </table:table-cell>
          <table:table-cell table:style-name="Table2.A1" office:value-type="string">
            <text:p text:style-name="Standard">Tuesday/Thursday from 5:30 pm – 6:45 pm</text:p>
          </table:table-cell>
        </table:table-row>
        <table:table-row>
          <table:table-cell table:style-name="Table2.A1" office:value-type="string">
            <text:p text:style-name="P2">Room</text:p>
          </table:table-cell>
          <table:table-cell table:style-name="Table2.A1" office:value-type="string">
            <text:p text:style-name="Standard">Flarsheim 462</text:p>
          </table:table-cell>
        </table:table-row>
        <table:table-row>
          <table:table-cell table:style-name="Table2.A1" office:value-type="string">
            <text:p text:style-name="P2">Office Hours</text:p>
          </table:table-cell>
          <table:table-cell table:style-name="Table2.A1" office:value-type="string">
            <text:p text:style-name="Standard">Tuesday/Thursday from 3:00 pm – 5:00 pm<text:line-break/>or by appointment</text:p>
          </table:table-cell>
        </table:table-row>
      </table:table>
      <text:h text:style-name="Heading_20_1" text:outline-level="1">Instructor</text:h>
      <table:table table:name="Table3" table:style-name="Table3">
        <table:table-column table:style-name="Table3.A"/>
        <table:table-column table:style-name="Table3.B"/>
        <table:table-row>
          <table:table-cell table:style-name="Table3.A1" office:value-type="string">
            <text:p text:style-name="P2">Instructor</text:p>
          </table:table-cell>
          <table:table-cell table:style-name="Table3.A1" office:value-type="string">
            <text:p text:style-name="Standard">Rachel J. Morris, Adjunct Instructor</text:p>
          </table:table-cell>
        </table:table-row>
        <table:table-row>
          <table:table-cell table:style-name="Table3.A1" office:value-type="string">
            <text:p text:style-name="P2">Email</text:p>
          </table:table-cell>
          <table:table-cell table:style-name="Table3.A1" office:value-type="string">
            <text:p text:style-name="Standard">rjmfff@umkc.edu</text:p>
          </table:table-cell>
        </table:table-row>
        <table:table-row>
          <table:table-cell table:style-name="Table3.A1" office:value-type="string">
            <text:p text:style-name="P2">Office</text:p>
          </table:table-cell>
          <table:table-cell table:style-name="Table3.A1" office:value-type="string">
            <text:p text:style-name="Standard">Flarsheim 450G</text:p>
          </table:table-cell>
        </table:table-row>
        <table:table-row>
          <table:table-cell table:style-name="Table3.A1" office:value-type="string">
            <text:p text:style-name="P2">Office Phone</text:p>
          </table:table-cell>
          <table:table-cell table:style-name="Table3.A1" office:value-type="string">
            <text:p text:style-name="Standard">(816) 235-5976</text:p>
          </table:table-cell>
        </table:table-row>
      </table:table>
      <text:h text:style-name="Heading_20_1" text:outline-level="1">Tools</text:h>
      <table:table table:name="Table4" table:style-name="Table4">
        <table:table-column table:style-name="Table4.A"/>
        <table:table-column table:style-name="Table4.B"/>
        <table:table-row>
          <table:table-cell table:style-name="Table4.A1" office:value-type="string">
            <text:p text:style-name="P2">Books</text:p>
          </table:table-cell>
          <table:table-cell table:style-name="Table4.A1" office:value-type="string">
            <text:p text:style-name="Standard">No required books but suggested:</text:p>
            <text:list xml:id="list13759049541" text:style-name="L1">
              <text:list-item>
                <text:p text:style-name="P12">HTML &amp; XHTML Pocket Reference</text:p>
              </text:list-item>
              <text:list-item>
                <text:p text:style-name="P12">CSS Pocket Reference</text:p>
              </text:list-item>
              <text:list-item>
                <text:p text:style-name="P12">PHP Pocket Reference</text:p>
              </text:list-item>
              <text:list-item>
                <text:p text:style-name="P12">JavaScript Pocket Reference</text:p>
              </text:list-item>
            </text:list>
            <text:p text:style-name="Standard">All from O'Reilly for about $10 each</text:p>
          </table:table-cell>
        </table:table-row>
        <table:table-row>
          <table:table-cell table:style-name="Table4.A1" office:value-type="string">
            <text:p text:style-name="P2">Website</text:p>
          </table:table-cell>
          <table:table-cell table:style-name="Table4.A1" office:value-type="string">
            <text:p text:style-name="Standard">Most class content will be posted on:</text:p>
            <text:p text:style-name="P5"><text:a xlink:type="simple" xlink:href="http://moosader.github.io/Web-Development">http://moosader.github.io/Web-Development</text:a></text:p>
            <text:p text:style-name="P8">We will use Blackboard as-needed</text:p>
          </table:table-cell>
        </table:table-row>
        <table:table-row>
          <table:table-cell table:style-name="Table4.A1" office:value-type="string">
            <text:p text:style-name="P2">Source Control</text:p>
          </table:table-cell>
          <table:table-cell table:style-name="Table4.A1" office:value-type="string">
            <text:p text:style-name="Standard">We will be using Git with BitBucket; I will show you how to use the CLI (Command-line Interface) for basic Git commands.</text:p>
          </table:table-cell>
        </table:table-row>
        <table:table-row>
          <table:table-cell table:style-name="Table4.A1" office:value-type="string">
            <text:p text:style-name="P2">IDE (Integrated Development Enviornment)</text:p>
          </table:table-cell>
          <table:table-cell table:style-name="Table4.A1" office:value-type="string">
            <text:p text:style-name="Standard">What IDE you use is up to you. It is probably best if you work on your own machine for assignments rather than relying on the tools available in the labs.</text:p>
          </table:table-cell>
        </table:table-row>
      </table:table>
      <text:p text:style-name="Text_20_body"/>
      <text:p text:style-name="Standard"/>
      <text:p text:style-name="Standard"/>
      <text:p text:style-name="Standard"/>
      <text:p text:style-name="Standard"/>
      <text:h text:style-name="Heading_20_1" text:outline-level="1"><text:soft-page-break/>Objectives</text:h>
      <text:list xml:id="list358115977" text:style-name="L2">
        <text:list-item>
          <text:p text:style-name="P13">Learn how to build dynamic web applications and websites using Open Source technology like PHP and MySQL.</text:p>
        </text:list-item>
        <text:list-item>
          <text:p text:style-name="P13">Be able to design and build websites with good UX (User Experience) by becoming adept with HTML and CSS.</text:p>
        </text:list-item>
        <text:list-item>
          <text:p text:style-name="P13">Learn basics of Database schema design.</text:p>
        </text:list-item>
        <text:list-item>
          <text:p text:style-name="P13">Enhance webpages through JavaScript, Jquery, and AJAX.</text:p>
        </text:list-item>
        <text:list-item>
          <text:p text:style-name="P13">Learn about hosting your own web-server, and options out there for paid hosting.</text:p>
        </text:list-item>
      </text:list>
      <text:h text:style-name="Heading_20_1" text:outline-level="1">Course Layout</text:h>
      <text:p text:style-name="P10">Students will work in small groups (2 people, 3 maximum) on a semester-long web project that they choose. There will also be a midterm and final exam, as well as [mini-programming-assignments?]</text:p>
      <text:h text:style-name="Heading_20_2" text:outline-level="2">Group Project</text:h>
      <text:p text:style-name="P10">Everybody will have a chance to write down an idea for their website on a note-card and post it to the main board. Then, based on topic interest students will form small groups to work together throughout the semester.</text:p>
      <text:p text:style-name="P10">Each team is expected to use Git and upload their work to a private BitBucket repository, which will be set up by the instructor. As students commit code to the repository, it will log the student's username, so all students in the group are expected to participate.</text:p>
      <text:p text:style-name="P10">There will be regular code-reviews with the instructor as we move through the semester, to improve and continuously develop the student's website.</text:p>
      <text:p text:style-name="P10">50% of the group project points will be for making the milestones and meeting requirements for each milestone. <text:s/>The second 50% of group project points will be for the final result's quality.</text:p>
      <text:h text:style-name="P16" text:outline-level="2">Grading</text:h>
      <text:p text:style-name="P11">Students will be graded based on their test scores, group project (and participation), and the mini-programming-assignments.</text:p>
      <table:table table:name="Table5" table:style-name="Table5">
        <table:table-column table:style-name="Table5.A"/>
        <table:table-column table:style-name="Table5.B"/>
        <table:table-row>
          <table:table-cell table:style-name="Table5.A1" office:value-type="string">
            <text:p text:style-name="P3">Item</text:p>
          </table:table-cell>
          <table:table-cell table:style-name="Table5.B1" office:value-type="string">
            <text:p text:style-name="P3">Points</text:p>
          </table:table-cell>
        </table:table-row>
        <table:table-row>
          <table:table-cell table:style-name="Table5.A2" office:value-type="string">
            <text:p text:style-name="P4">Midterm Exam</text:p>
          </table:table-cell>
          <table:table-cell table:style-name="Table5.B2" office:value-type="string">
            <text:p text:style-name="P4">75 points</text:p>
          </table:table-cell>
        </table:table-row>
        <table:table-row>
          <table:table-cell table:style-name="Table5.A2" office:value-type="string">
            <text:p text:style-name="P4">Final Exam</text:p>
          </table:table-cell>
          <table:table-cell table:style-name="Table5.B2" office:value-type="string">
            <text:p text:style-name="P4">75 points</text:p>
          </table:table-cell>
        </table:table-row>
        <table:table-row>
          <table:table-cell table:style-name="Table5.A2" office:value-type="string">
            <text:p text:style-name="P4">Mini-Assignments</text:p>
          </table:table-cell>
          <table:table-cell table:style-name="Table5.B2" office:value-type="string">
            <text:p text:style-name="P4">10 points each (approximately 8 total mini-assignments)</text:p>
          </table:table-cell>
        </table:table-row>
        <table:table-row>
          <table:table-cell table:style-name="Table5.A2" office:value-type="string">
            <text:p text:style-name="P4">Semester Group Project</text:p>
          </table:table-cell>
          <table:table-cell table:style-name="Table5.B2" office:value-type="string">
            <text:p text:style-name="P4">100</text:p>
          </table:table-cell>
        </table:table-row>
        <table:table-row>
          <table:table-cell table:style-name="Table5.A2" office:value-type="string">
            <text:p text:style-name="P4">Total</text:p>
          </table:table-cell>
          <table:table-cell table:style-name="Table5.B2" office:value-type="string">
            <text:p text:style-name="P4">Approximately 330 points</text:p>
          </table:table-cell>
        </table:table-row>
      </table:table>
      <text:p text:style-name="P11"/>
      <text:p text:style-name="P11">Grades will be viewable on Blackboard and I will send out grade updates to you via email every-so-often.</text:p>
      <text:h text:style-name="Heading_20_2" text:outline-level="2">Late Work</text:h>
      <text:p text:style-name="P11">If you are having trouble with Git or BitBucket, I will allow one day of grace period (let me know!), but after that the maximum you can receive on an assignment decreases by 10% each day after.</text:p>
      <text:h text:style-name="Heading_20_2" text:outline-level="2">Academic Honesty</text:h>
      <text:p text:style-name="P11">In this class, you are expected to complete the exams on your own, and work together with your teammate(s) on the group project. Not participating in the group will be considered inappropriate and will affect your score on the group project.</text:p>
      <text:p text:style-name="P11">It is expected that you and your team will write your own code, and while it is okay to use existing work as reference, you should not be blanket-copying someone else's work.</text:p>
      <text:p text:style-name="P11"/>
      <text:h text:style-name="Heading_20_1" text:outline-level="1">UMKC Resources</text:h>
      <text:p text:style-name="P9">You can view the student handbook at <text:line-break/><text:tab/><text:a xlink:type="simple" xlink:href="http://www.umkc.edu/stu-aff/student-handbook-home.asp">http://www.umkc.edu/stu-aff/student-handbook-home.as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roid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Heading_20_1" style:display-name="Heading 1" style:family="paragraph" style:parent-style-name="Heading" style:next-style-name="Text_20_body" style:default-outline-level="1" style:class="text">
      <style:text-properties style:font-name="Droid San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none" fo:border-right="none" fo:border-top="none" fo:border-bottom="0.05pt solid #808080"/>
    </style:style>
    <style:style style:name="MP1"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CS/IT 490 WD: Web Development</text:p>
            </table:table-cell>
            <table:table-cell table:style-name="Table1.A1" office:value-type="string">
              <text:p text:style-name="MP1">Page <text:page-number text:select-page="current">1</text:page-number> of <text:page-count>3</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3T11:10:57</meta:creation-date>
    <dc:date>2013-07-23T11:46:55</dc:date>
    <meta:editing-duration>PT30M47S</meta:editing-duration>
    <meta:editing-cycles>57</meta:editing-cycles>
    <meta:generator>LibreOffice/3.5$Linux_X86_64 LibreOffice_project/350m1$Build-2</meta:generator>
    <meta:document-statistic meta:table-count="5" meta:image-count="0" meta:object-count="0" meta:page-count="3" meta:paragraph-count="73" meta:word-count="597" meta:character-count="3627" meta:non-whitespace-character-count="3109"/>
  </office:meta>
</office:document-meta>
</file>